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1.457cm"/>
    </style:style>
    <style:style style:name="co4" style:family="table-column">
      <style:table-column-properties fo:break-before="auto" style:column-width="1.961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>
            <text:p>Département</text:p>
          </table:table-cell>
          <table:table-cell table:style-name="ce1" office:value-type="string">
            <text:p>Rayonnage</text:p>
          </table:table-cell>
          <table:table-cell table:style-name="ce1"/>
          <table:table-cell table:style-name="ce4" office:value-type="string">
            <text:p>Magasin</text:p>
          </table:table-cell>
          <table:table-cell table:style-name="ce4" office:value-type="string">
            <text:p>Rayon best-seller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26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3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4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2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1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4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3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4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7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0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1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2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3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4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5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8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0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4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5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8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3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5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1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4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3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7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2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31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4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6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5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7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22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2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2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3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26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0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0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4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2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4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8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4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5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2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7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4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0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6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4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06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3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6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6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3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5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8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7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2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0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9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3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9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5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3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6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5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8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42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4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3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0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2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3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7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8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3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7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5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2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35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3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1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6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6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74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6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2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3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7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9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1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2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2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9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1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3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7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9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4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9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93</text:p>
          </table:table-cell>
          <table:table-cell table:style-name="ce5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2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1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4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83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1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9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6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4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1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5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nnée</text:p>
          </table:table-cell>
          <table:table-cell table:style-name="ce5" office:value-type="string">
            <text:p>M9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3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1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2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0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51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2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4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4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6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8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86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138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5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59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7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uteur</text:p>
          </table:table-cell>
          <table:table-cell table:style-name="ce5" office:value-type="string">
            <text:p>M9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02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1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147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25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Éditeur</text:p>
          </table:table-cell>
          <table:table-cell table:style-name="ce5" office:value-type="string">
            <text:p>M8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 table:number-rows-repeated="167">
          <table:table-cell table:style-name="Default" table:number-columns-repeated="6"/>
        </table:table-row>
        <table:table-row table:style-name="ro1" table:number-rows-repeated="104825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27/02/2013</text:date>, <text:time>09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27T09:48:15</dc:date>
    <dc:creator>stc stc</dc:creator>
    <meta:generator>OpenOffice.org/3.3$Unix OpenOffice.org_project/330m20$Build-9567</meta:generator>
    <meta:editing-duration>PT6M</meta:editing-duration>
    <meta:editing-cycles>2</meta:editing-cycles>
    <meta:document-statistic meta:table-count="1" meta:cell-count="764" meta:object-count="0"/>
  </office:meta>
</office:document-meta>
</file>